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B000000601FA9F8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list-style-name="L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style-name="gr1" draw:text-style-name="P1" svg:width="1.0524in" svg:height="1.363in" svg:x="0.0008in" svg:y="0in"><draw:image xlink:href="Pictures/100000000000004B000000601FA9F842.png" xlink:type="simple" xlink:show="embed" xlink:actuate="onLoad"><text:p/></draw:imag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18:43:29.845276498</meta:creation-date>
    <dc:date>2016-05-11T18:44:32.457751519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